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c4175" officeooo:paragraph-rsid="000c4175" style:font-size-asian="12pt"/>
    </style:style>
    <style:style style:name="P7" style:family="paragraph" style:parent-style-name="Standard">
      <style:text-properties fo:font-size="12pt" officeooo:rsid="000c4175" officeooo:paragraph-rsid="000c4175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30ad0e" officeooo:paragraph-rsid="0030ad0e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5746" officeooo:paragraph-rsid="001a5746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0eb92" officeooo:paragraph-rsid="0030eb92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0fe73" officeooo:paragraph-rsid="0030fe73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32d6f" officeooo:paragraph-rsid="0030fe73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32d6f" officeooo:paragraph-rsid="00332d6f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5ea3b" officeooo:paragraph-rsid="0035ea3b" style:font-size-asian="12pt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64ebf" officeooo:paragraph-rsid="00364ebf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64ebf" officeooo:paragraph-rsid="0037ae7b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9987c" officeooo:paragraph-rsid="0039987c" style:font-size-asian="12pt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fo:font-size="12pt" fo:font-weight="normal" officeooo:rsid="0023b21b" officeooo:paragraph-rsid="000c4175" style:font-size-asian="12pt" style:font-weight-asian="normal" style:font-name-complex="Helvetica" style:font-weight-complex="normal"/>
    </style:style>
    <style:style style:name="P22" style:family="paragraph" style:parent-style-name="Standard">
      <style:paragraph-properties style:snap-to-layout-grid="false"/>
      <style:text-properties style:font-name="Helvetica" fo:font-size="12pt" fo:font-weight="normal" officeooo:rsid="0027e902" officeooo:paragraph-rsid="000c4175" style:font-size-asian="12pt" style:font-weight-asian="normal" style:font-name-complex="Helvetica" style:font-weight-complex="normal"/>
    </style:style>
    <style:style style:name="P23" style:family="paragraph" style:parent-style-name="Standard">
      <style:paragraph-properties style:snap-to-layout-grid="false"/>
      <style:text-properties style:font-name="Helvetica" fo:font-size="12pt" fo:font-weight="normal" officeooo:rsid="00332d6f" officeooo:paragraph-rsid="00332d6f" style:font-size-asian="12pt" style:font-weight-asian="normal" style:font-name-complex="Helvetica" style:font-weight-complex="normal"/>
    </style:style>
    <style:style style:name="P24" style:family="paragraph" style:parent-style-name="Standard">
      <style:paragraph-properties style:snap-to-layout-grid="false"/>
      <style:text-properties style:font-name="Helvetica" fo:font-size="12pt" fo:font-weight="normal" officeooo:rsid="00332d6f" officeooo:paragraph-rsid="000c4175" style:font-size-asian="12pt" style:font-weight-asian="normal" style:font-name-complex="Helvetica" style:font-weight-complex="normal"/>
    </style:style>
    <style:style style:name="P25" style:family="paragraph" style:parent-style-name="Standard">
      <style:paragraph-properties style:snap-to-layout-grid="false"/>
      <style:text-properties style:font-name="Helvetica" fo:font-size="12pt" fo:font-weight="normal" officeooo:rsid="002bf75f" style:font-size-asian="12pt" style:font-weight-asian="normal" style:font-name-complex="Helvetica" style:font-weight-complex="normal"/>
    </style:style>
    <style:style style:name="P26" style:family="paragraph" style:parent-style-name="Standard">
      <style:paragraph-properties style:snap-to-layout-grid="false"/>
      <style:text-properties style:font-name="Helvetica" style:font-name-complex="Helvetica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Helvetica" officeooo:rsid="0039987c" officeooo:paragraph-rsid="0039987c" style:font-name-complex="Helvetica"/>
    </style:style>
    <style:style style:name="P28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9" style:family="paragraph" style:parent-style-name="Heading_20_3">
      <style:paragraph-properties style:snap-to-layout-grid="false"/>
      <style:text-properties fo:font-weight="bold" style:font-weight-asian="bold"/>
    </style:style>
    <style:style style:name="P30" style:family="paragraph" style:parent-style-name="Heading_20_3">
      <style:paragraph-properties fo:text-align="center" style:justify-single-word="false"/>
      <style:text-properties officeooo:rsid="000c4175" officeooo:paragraph-rsid="000c4175"/>
    </style:style>
    <style:style style:name="P31" style:family="paragraph" style:parent-style-name="Heading_20_4">
      <style:text-properties style:font-name="Helvetica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fo:font-size="12pt" fo:font-weight="normal" officeooo:rsid="0039987c" style:font-size-asian="12pt" style:font-weight-asian="normal" style:font-name-complex="Helvetica" style:font-weight-complex="normal"/>
    </style:style>
    <style:style style:name="P33" style:family="paragraph" style:parent-style-name="Standard">
      <style:paragraph-properties style:snap-to-layout-grid="false"/>
      <style:text-properties style:font-name="Helvetica" fo:font-size="12pt" fo:font-weight="normal" officeooo:rsid="00332d6f" officeooo:paragraph-rsid="000c4175" style:font-size-asian="12pt" style:font-weight-asian="normal" style:font-name-complex="Helvetica" style:font-weight-complex="normal"/>
    </style:style>
    <style:style style:name="P34" style:family="paragraph" style:parent-style-name="Heading_20_1">
      <style:paragraph-properties style:snap-to-layout-grid="false"/>
      <style:text-properties fo:language="none" fo:country="none" fo:font-weight="bold" officeooo:rsid="002fa0b6" officeooo:paragraph-rsid="002fa0b6" style:language-asian="none" style:country-asian="none" style:font-weight-asian="bold"/>
    </style:style>
    <style:style style:name="P35" style:family="paragraph" style:parent-style-name="Heading_20_1">
      <style:text-properties fo:font-weight="bold" style:font-weight-asian="bold"/>
    </style:style>
    <style:style style:name="P36" style:family="paragraph" style:parent-style-name="Heading_20_1">
      <style:paragraph-properties style:snap-to-layout-grid="false"/>
      <style:text-properties fo:font-weight="bold" style:font-weight-asian="bold"/>
    </style:style>
    <style:style style:name="P37" style:family="paragraph" style:parent-style-name="Heading_20_1">
      <style:text-properties style:font-name="Helvetica" style:font-name-complex="Helvetica"/>
    </style:style>
    <style:style style:name="T1" style:family="text">
      <style:text-properties officeooo:rsid="0027e902"/>
    </style:style>
    <style:style style:name="T2" style:family="text">
      <style:text-properties officeooo:rsid="0030ad0e"/>
    </style:style>
    <style:style style:name="T3" style:family="text">
      <style:text-properties officeooo:rsid="00316746"/>
    </style:style>
    <style:style style:name="T4" style:family="text">
      <style:text-properties officeooo:rsid="00332d6f"/>
    </style:style>
    <style:style style:name="T5" style:family="text">
      <style:text-properties officeooo:rsid="0039987c"/>
    </style:style>
    <style:style style:name="T6" style:family="text">
      <style:text-properties officeooo:rsid="003ac4d6"/>
    </style:style>
    <style:style style:name="T7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34" text:outline-level="1">sta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8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6" text:outline-level="1"/>
          </table:table-cell>
          <table:table-cell table:style-name="Table1.A2" table:number-columns-spanned="2" office:value-type="string">
            <text:h text:style-name="P29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35" text:outline-level="1">Project</text:h>
          </table:table-cell>
          <table:table-cell table:style-name="Table1.A3" table:number-columns-spanned="3" office:value-type="string">
            <text:h text:style-name="P30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50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Lorenzo Pagliar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2">16.1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21">-<text:span text:style-name="T1">Work on inputs document – fixed with customer suggestions.</text:span></text:p>
            <text:p text:style-name="P22">-Work on math engine</text:p>
            <text:p text:style-name="P22">-Fixed casts in *formulas files and in math engine</text:p>
            <text:p text:style-name="P22">-<text:span text:style-name="T4">Work on scheduler</text:span></text:p>
            <text:p text:style-name="P24">-Work on jobs to make able to load flags and path from db and file</text:p>
            <text:p text:style-name="P24">-<text:span text:style-name="T6">Fixing the numerical values returned by the math engine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23">- <text:span text:style-name="T6">some numerical values are wrong</text:span></text:p>
          </table:table-cell>
        </table:table-row>
      </table:table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25">-<text:span text:style-name="T5">conclude the betha prototype</text:span></text:p>
            <text:p text:style-name="P32">-meet the customer <text:span text:style-name="T6">to check the math results</text:span></text:p>
            <text:p text:style-name="P32"><text:span text:style-name="T6">-present the betha prototype</text:span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1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7" text:outline-level="1">Monday</text:h>
          </table:table-cell>
          <table:table-cell table:style-name="Table4.A2" office:value-type="string">
            <text:p text:style-name="P14">1<text:span text:style-name="T3">2</text:span></text:p>
          </table:table-cell>
          <table:table-cell table:style-name="Table4.A2" office:value-type="string">
            <text:p text:style-name="P13">Work on input document-fixed (6)</text:p>
            <text:p text:style-name="P14">Team meeting (1)</text:p>
            <text:p text:style-name="P14">Work on math engine (<text:span text:style-name="T3">5</text:span>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16">8</text:p>
          </table:table-cell>
          <table:table-cell table:style-name="Table4.A2" office:value-type="string">
            <text:p text:style-name="P14">Work on math engine (<text:span text:style-name="T4">5</text:span>)</text:p>
            <text:p text:style-name="P15">work on scheduler (3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7">3</text:p>
          </table:table-cell>
          <table:table-cell table:style-name="Table4.A2" office:value-type="string">
            <text:p text:style-name="P17">Work on scheduler (3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18">11</text:p>
          </table:table-cell>
          <table:table-cell table:style-name="Table4.A2" office:value-type="string">
            <text:p text:style-name="P17">Work on scheduler (7)</text:p>
            <text:p text:style-name="P18">Team meeting (1)</text:p>
            <text:p text:style-name="P18">Work Calculation Controller (3)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9">Work Calculation Controller (<text:span text:style-name="T5">6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20">3</text:p>
          </table:table-cell>
          <table:table-cell table:style-name="Table4.A10" office:value-type="string">
            <text:p text:style-name="P20">Week report (1)</text:p>
            <text:p text:style-name="P20">Work on betha prototyp<text:span text:style-name="T6">e</text:span> (2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27">37</text:p>
          </table:table-cell>
          <table:table-cell table:style-name="Table4.A11" office:value-type="string">
            <text:p text:style-name="P26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16T09:41:25.885000000</dc:date>
    <meta:print-date>1998-10-09T11:53:00</meta:print-date>
    <meta:editing-cycles>54</meta:editing-cycles>
    <meta:editing-duration>PT1H47M44S</meta:editing-duration>
    <meta:generator>LibreOffice/4.1.3.2$Windows_x86 LibreOffice_project/70feb7d99726f064edab4605a8ab840c50ec57a</meta:generator>
    <meta:document-statistic meta:table-count="4" meta:image-count="3" meta:object-count="0" meta:page-count="2" meta:paragraph-count="54" meta:word-count="161" meta:character-count="918" meta:non-whitespace-character-count="809"/>
  </office:meta>
</office:document-meta>
</file>